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705in" svg:height="4.3276in" svg:x="4.7079in" svg:y="0.2941in">
            <draw:object draw:notify-on-update-of-ranges="Sheet1.A2:Sheet1.A13 Sheet1.B1:Sheet1.B1 Sheet1.B2:Sheet1.B13 Sheet1.C1:Sheet1.C1 Sheet1.C2:Sheet1.C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SIZE</text:p>
          </table:table-cell>
          <table:table-cell table:style-name="ce1" office:value-type="string">
            <text:p>SERIE</text:p>
          </table:table-cell>
          <table:table-cell office:value-type="string">
            <text:p>2 PROC</text:p>
          </table:table-cell>
          <table:table-cell office:value-type="string">
            <text:p>3 PROC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2236">
            <text:p>0.002236</text:p>
          </table:table-cell>
          <table:table-cell office:value-type="float" office:value="0.012313">
            <text:p>0.012313</text:p>
          </table:table-cell>
          <table:table-cell office:value-type="float" office:value="0.015756">
            <text:p>0.0157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8898">
            <text:p>0.018898</text:p>
          </table:table-cell>
          <table:table-cell office:value-type="float" office:value="0.03511">
            <text:p>0.03511</text:p>
          </table:table-cell>
          <table:table-cell office:value-type="float" office:value="0.029389">
            <text:p>0.02938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8111">
            <text:p>0.168111</text:p>
          </table:table-cell>
          <table:table-cell office:value-type="float" office:value="0.201041">
            <text:p>0.201041</text:p>
          </table:table-cell>
          <table:table-cell office:value-type="float" office:value="0.124879">
            <text:p>0.12487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3721">
            <text:p>0.63721</text:p>
          </table:table-cell>
          <table:table-cell office:value-type="float" office:value="0.701987">
            <text:p>0.701987</text:p>
          </table:table-cell>
          <table:table-cell office:value-type="float" office:value="0.375063">
            <text:p>0.37506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799863">
            <text:p>1.799863</text:p>
          </table:table-cell>
          <table:table-cell office:value-type="float" office:value="1.861562">
            <text:p>1.861562</text:p>
          </table:table-cell>
          <table:table-cell office:value-type="float" office:value="1.012088">
            <text:p>1.01208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995153">
            <text:p>3.995153</text:p>
          </table:table-cell>
          <table:table-cell office:value-type="float" office:value="3.992491">
            <text:p>3.992491</text:p>
          </table:table-cell>
          <table:table-cell office:value-type="float" office:value="2.128249">
            <text:p>2.12824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.465952">
            <text:p>7.465952</text:p>
          </table:table-cell>
          <table:table-cell office:value-type="float" office:value="7.509435">
            <text:p>7.509435</text:p>
          </table:table-cell>
          <table:table-cell office:value-type="float" office:value="3.91603">
            <text:p>3.9160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3.275914">
            <text:p>13.275914</text:p>
          </table:table-cell>
          <table:table-cell office:value-type="float" office:value="13.240888">
            <text:p>13.240888</text:p>
          </table:table-cell>
          <table:table-cell office:value-type="float" office:value="7.124402">
            <text:p>7.12440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.986437">
            <text:p>21.986437</text:p>
          </table:table-cell>
          <table:table-cell office:value-type="float" office:value="22.014026">
            <text:p>22.014026</text:p>
          </table:table-cell>
          <table:table-cell office:value-type="float" office:value="11.87845">
            <text:p>11.8784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0.698127">
            <text:p>30.698127</text:p>
          </table:table-cell>
          <table:table-cell office:value-type="float" office:value="30.28532">
            <text:p>30.28532</text:p>
          </table:table-cell>
          <table:table-cell office:value-type="float" office:value="15.308181">
            <text:p>15.30818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3.95081">
            <text:p>43.95081</text:p>
          </table:table-cell>
          <table:table-cell office:value-type="float" office:value="43.747475">
            <text:p>43.747475</text:p>
          </table:table-cell>
          <table:table-cell office:value-type="float" office:value="22.519328">
            <text:p>22.51932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0.691174">
            <text:p>60.691174</text:p>
          </table:table-cell>
          <table:table-cell office:value-type="float" office:value="59.768871">
            <text:p>59.768871</text:p>
          </table:table-cell>
          <table:table-cell office:value-type="float" office:value="30.342346">
            <text:p>30.342346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14:27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3:47:43</meta:creation-date>
    <dc:date>2013-12-08T14:33:35</dc:date>
    <meta:editing-duration>PT8M14S</meta:editing-duration>
    <meta:editing-cycles>2</meta:editing-cycles>
    <meta:generator>LibreOffice/4.0.3.3$Linux_x86 LibreOffice_project/400m0$Build-3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84cm" svg:height="10.993cm" xlink:href=".." xlink:type="simple" chart:class="chart:line" chart:style-name="ch1">
        <chart:title svg:x="6.87cm" svg:y="0.354cm" chart:style-name="ch2">
          <text:p>Rendimiento Multiplicación</text:p>
        </chart:title>
        <chart:legend chart:legend-position="end" svg:x="16.882cm" svg:y="4.705cm" style:legend-expansion="high" chart:style-name="ch3"/>
        <chart:plot-area chart:style-name="ch4" table:cell-range-address="Sheet1.A1:Sheet1.D13" chart:data-source-has-labels="both" svg:x="1.397cm" svg:y="1.812cm" svg:width="14.708cm" svg:height="7.984cm">
          <chartooo:coordinate-region svg:x="2.015cm" svg:y="2.009cm" svg:width="13.813cm" svg:height="7.144cm"/>
          <chart:axis chart:dimension="x" chart:name="primary-x" chart:style-name="ch5" chartooo:axis-type="auto">
            <chartooo:date-scale/>
            <chart:title svg:x="7.646cm" svg:y="10.016cm" chart:style-name="ch6">
              <text:p>Tamaño Matriz</text:p>
            </chart:title>
            <chart:categories table:cell-range-address="Sheet1.A2:Sheet1.A13"/>
          </chart:axis>
          <chart:axis chart:dimension="y" chart:name="primary-y" chart:style-name="ch5">
            <chart:title svg:x="0.451cm" svg:y="6.647cm" chart:style-name="ch7">
              <text:p>Tiempo (s)</text:p>
            </chart:title>
            <chart:grid chart:style-name="ch8" chart:class="major"/>
          </chart:axis>
          <chart:series chart:style-name="ch9" chart:values-cell-range-address="Sheet1.B2:Sheet1.B13" chart:label-cell-address="Sheet1.B1:Sheet1.B1" chart:class="chart:line">
            <chart:data-point chart:repeated="12"/>
          </chart:series>
          <chart:series chart:style-name="ch10" chart:values-cell-range-address="Sheet1.C2:Sheet1.C13" chart:label-cell-address="Sheet1.C1:Sheet1.C1" chart:class="chart:line">
            <chart:data-point chart:repeated="12"/>
          </chart:series>
          <chart:series chart:style-name="ch11" chart:values-cell-range-address="Sheet1.D2:Sheet1.D13" chart:label-cell-address="Sheet1.D1:Sheet1.D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</text:p>
                <draw:g>
                  <svg:desc>Sheet1.B1:Sheet1.B1</svg:desc>
                </draw:g>
              </table:table-cell>
              <table:table-cell office:value-type="string">
                <text:p>2 PROC</text:p>
                <draw:g>
                  <svg:desc>Sheet1.C1:Sheet1.C1</svg:desc>
                </draw:g>
              </table:table-cell>
              <table:table-cell office:value-type="string">
                <text:p>3 PRO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A2:Sheet1.A13</svg:desc>
                </draw:g>
              </table:table-cell>
              <table:table-cell office:value-type="float" office:value="0.002236">
                <text:p>0.002236</text:p>
                <draw:g>
                  <svg:desc>Sheet1.B2:Sheet1.B13</svg:desc>
                </draw:g>
              </table:table-cell>
              <table:table-cell office:value-type="float" office:value="0.012313">
                <text:p>0.012313</text:p>
                <draw:g>
                  <svg:desc>Sheet1.C2:Sheet1.C13</svg:desc>
                </draw:g>
              </table:table-cell>
              <table:table-cell office:value-type="float" office:value="0.015756">
                <text:p>0.015756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8898">
                <text:p>0.018898</text:p>
              </table:table-cell>
              <table:table-cell office:value-type="float" office:value="0.03511">
                <text:p>0.03511</text:p>
              </table:table-cell>
              <table:table-cell office:value-type="float" office:value="0.029389">
                <text:p>0.0293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8111">
                <text:p>0.168111</text:p>
              </table:table-cell>
              <table:table-cell office:value-type="float" office:value="0.201041">
                <text:p>0.201041</text:p>
              </table:table-cell>
              <table:table-cell office:value-type="float" office:value="0.124879">
                <text:p>0.1248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721">
                <text:p>0.63721</text:p>
              </table:table-cell>
              <table:table-cell office:value-type="float" office:value="0.701987">
                <text:p>0.701987</text:p>
              </table:table-cell>
              <table:table-cell office:value-type="float" office:value="0.375063">
                <text:p>0.3750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799863">
                <text:p>1.799863</text:p>
              </table:table-cell>
              <table:table-cell office:value-type="float" office:value="1.861562">
                <text:p>1.861562</text:p>
              </table:table-cell>
              <table:table-cell office:value-type="float" office:value="1.012088">
                <text:p>1.0120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.995153">
                <text:p>3.995153</text:p>
              </table:table-cell>
              <table:table-cell office:value-type="float" office:value="3.992491">
                <text:p>3.992491</text:p>
              </table:table-cell>
              <table:table-cell office:value-type="float" office:value="2.128249">
                <text:p>2.1282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465952">
                <text:p>7.465952</text:p>
              </table:table-cell>
              <table:table-cell office:value-type="float" office:value="7.509435">
                <text:p>7.509435</text:p>
              </table:table-cell>
              <table:table-cell office:value-type="float" office:value="3.91603">
                <text:p>3.9160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3.275914">
                <text:p>13.275914</text:p>
              </table:table-cell>
              <table:table-cell office:value-type="float" office:value="13.240888">
                <text:p>13.240888</text:p>
              </table:table-cell>
              <table:table-cell office:value-type="float" office:value="7.124402">
                <text:p>7.1244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.986437">
                <text:p>21.986437</text:p>
              </table:table-cell>
              <table:table-cell office:value-type="float" office:value="22.014026">
                <text:p>22.014026</text:p>
              </table:table-cell>
              <table:table-cell office:value-type="float" office:value="11.87845">
                <text:p>11.8784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0.698127">
                <text:p>30.698127</text:p>
              </table:table-cell>
              <table:table-cell office:value-type="float" office:value="30.28532">
                <text:p>30.28532</text:p>
              </table:table-cell>
              <table:table-cell office:value-type="float" office:value="15.308181">
                <text:p>15.3081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3.95081">
                <text:p>43.95081</text:p>
              </table:table-cell>
              <table:table-cell office:value-type="float" office:value="43.747475">
                <text:p>43.747475</text:p>
              </table:table-cell>
              <table:table-cell office:value-type="float" office:value="22.519328">
                <text:p>22.51932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0.691174">
                <text:p>60.691174</text:p>
              </table:table-cell>
              <table:table-cell office:value-type="float" office:value="59.768871">
                <text:p>59.768871</text:p>
              </table:table-cell>
              <table:table-cell office:value-type="float" office:value="30.342346">
                <text:p>30.342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